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, apple-system, 'apple color emoji', BlinkMacSystemFont, 'Segoe UI', Roboto, Oxygen-Sans, Ubuntu, Cantarell, 'Helvetica Neue', sans-serif"/>
    <style:font-face style:name="Times New Roman" svg:font-family="'Times New Roman'" style:font-family-generic="roman" style:font-pitch="variable"/>
    <style:font-face style:name="YS Text" svg:font-family="'YS Text', apple-system, BlinkMacSystemFont, Arial, Helvetica, sans-serif"/>
  </office:font-face-decls>
  <office:automatic-styles>
    <style:style style:name="Таблица1" style:family="table">
      <style:table-properties style:width="16.519cm" fo:margin-left="-0.018cm" table:align="left"/>
    </style:style>
    <style:style style:name="Таблица1.A" style:family="table-column">
      <style:table-column-properties style:column-width="10.703cm"/>
    </style:style>
    <style:style style:name="Таблица1.B" style:family="table-column">
      <style:table-column-properties style:column-width="5.816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6" style:family="table-row">
      <style:table-row-properties style:min-row-height="0.109cm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 New Roman" fo:font-size="14pt" fo:language="ru" fo:country="RU" officeooo:rsid="00099f87" officeooo:paragraph-rsid="00099f87" style:font-size-asian="14pt" style:font-size-complex="14pt"/>
    </style:style>
    <style:style style:name="P5" style:family="paragraph" style:parent-style-name="Standard">
      <style:paragraph-properties fo:line-height="200%" fo:text-align="center" style:justify-single-word="false"/>
      <style:text-properties style:font-name="Times New Roman" fo:font-size="14pt" fo:language="ru" fo:country="RU" officeooo:paragraph-rsid="00099f87" style:font-size-asian="14pt" style:font-size-complex="14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6pt" fo:language="ru" fo:country="RU" fo:font-weight="bold" officeooo:rsid="00099f87" officeooo:paragraph-rsid="00099f87" style:font-size-asian="16pt" style:font-weight-asian="bold" style:font-size-complex="16pt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language="ru" fo:country="RU" fo:font-weight="bold" officeooo:rsid="00099f87" officeooo:paragraph-rsid="00099f87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style:font-name="Times New Roman" fo:font-size="14pt" fo:language="ru" fo:country="RU" style:text-underline-style="none" fo:font-weight="normal" officeooo:rsid="000e48a2" officeooo:paragraph-rsid="0012a909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fo:font-weight="normal" officeooo:rsid="00099f87" officeooo:paragraph-rsid="00099f87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weight="normal" officeooo:rsid="00099f87" officeooo:paragraph-rsid="00099f87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200%" fo:text-align="justify" style:justify-single-word="false"/>
      <style:text-properties style:font-name="Times New Roman" fo:font-size="14pt" fo:language="ru" fo:country="RU" fo:font-weight="normal" officeooo:rsid="00099f87" officeooo:paragraph-rsid="00099f87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200%" fo:text-align="center" style:justify-single-word="false"/>
      <style:text-properties style:font-name="Times New Roman" fo:font-size="14pt" fo:language="ru" fo:country="RU" fo:font-weight="normal" officeooo:rsid="00099f87" officeooo:paragraph-rsid="00099f87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Times New Roman" fo:font-size="14pt" fo:language="ru" fo:country="RU" officeooo:paragraph-rsid="000ae5ac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0ae5ac" style:font-size-asian="14pt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paragraph-rsid="000ae5ac" style:font-size-asian="14pt" style:font-size-complex="14pt"/>
    </style:style>
    <style:style style:name="P16" style:family="paragraph" style:parent-style-name="Standard">
      <style:paragraph-properties fo:line-height="100%" fo:text-align="center" style:justify-single-word="false"/>
      <style:text-properties style:font-name="Times New Roman" fo:font-size="12pt" fo:language="ru" fo:country="RU" fo:font-weight="bold" officeooo:rsid="000ae5ac" officeooo:paragraph-rsid="000ae5ac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100%" fo:text-align="start" style:justify-single-word="false"/>
      <style:text-properties style:font-name="Times New Roman" fo:font-size="12pt" fo:language="ru" fo:country="RU" style:text-underline-style="none" fo:font-weight="normal" officeooo:rsid="000ae5ac" officeooo:paragraph-rsid="000ae5ac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style:font-name="Times New Roman" fo:font-size="12pt" fo:language="ru" fo:country="RU" style:text-underline-style="solid" style:text-underline-width="auto" style:text-underline-color="font-color" fo:font-weight="bold" officeooo:rsid="000ae5ac" officeooo:paragraph-rsid="000ae5ac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00%" fo:text-align="start" style:justify-single-word="false"/>
      <style:text-properties style:font-name="Times New Roman" fo:font-size="12pt" fo:language="ru" fo:country="RU" style:text-underline-style="none" fo:font-weight="normal" officeooo:rsid="000beacc" officeooo:paragraph-rsid="000beacc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style:font-name="Times New Roman" fo:font-size="12pt" fo:language="ru" fo:country="RU" style:text-underline-style="none" fo:font-weight="normal" officeooo:rsid="000d5767" officeooo:paragraph-rsid="000d5767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style:font-name="Times New Roman" fo:font-size="12pt" fo:language="ru" fo:country="RU" style:text-underline-style="solid" style:text-underline-width="auto" style:text-underline-color="font-color" fo:font-weight="normal" officeooo:rsid="000d5767" officeooo:paragraph-rsid="000d5767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style:font-name="Times New Roman" fo:font-size="12pt" fo:language="ru" fo:country="RU" style:text-underline-style="none" fo:font-weight="normal" officeooo:rsid="000e48a2" officeooo:paragraph-rsid="000e48a2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00%" fo:text-align="center" style:justify-single-word="false"/>
      <style:text-properties style:font-name="Times New Roman" fo:font-size="12pt" fo:language="ru" fo:country="RU" style:text-underline-style="none" fo:font-weight="normal" officeooo:rsid="000e48a2" officeooo:paragraph-rsid="000e48a2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2pt" officeooo:rsid="000f0778" officeooo:paragraph-rsid="000f0778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2pt" officeooo:rsid="000f0778" officeooo:paragraph-rsid="000f0778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2pt" officeooo:rsid="001293dd" officeooo:paragraph-rsid="001293dd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2pt" officeooo:paragraph-rsid="000f0778" style:font-size-asian="12pt" style:font-size-complex="12pt"/>
    </style:style>
    <style:style style:name="P29" style:family="paragraph" style:parent-style-name="Standard">
      <style:paragraph-properties fo:line-height="100%" fo:text-align="start" style:justify-single-word="false"/>
      <style:text-properties style:font-name="Times New Roman" fo:font-size="12pt" fo:language="ru" fo:country="RU" style:text-underline-style="none" fo:font-weight="normal" officeooo:rsid="000f0778" officeooo:paragraph-rsid="000f0778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00%" fo:text-align="end" style:justify-single-word="false"/>
      <style:text-properties style:font-name="Times New Roman" fo:font-size="12pt" fo:language="ru" fo:country="RU" style:text-underline-style="none" fo:font-weight="normal" officeooo:rsid="000f0778" officeooo:paragraph-rsid="0010dadc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00%" fo:text-align="start" style:justify-single-word="false"/>
      <style:text-properties style:font-name="Times New Roman" fo:font-size="12pt" fo:language="ru" fo:country="RU" style:text-underline-style="none" fo:font-weight="normal" officeooo:rsid="0010dadc" officeooo:paragraph-rsid="0010dadc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line-height="115%" fo:text-align="justify" style:justify-single-word="false"/>
      <style:text-properties style:font-name="Times New Roman" fo:font-size="14pt" fo:language="ru" fo:country="RU" style:text-underline-style="none" fo:font-weight="normal" officeooo:rsid="0012a909" officeooo:paragraph-rsid="0012a909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line-height="115%" fo:text-align="justify" style:justify-single-word="false"/>
      <style:text-properties style:font-name="Times New Roman" fo:font-size="14pt" fo:language="ru" fo:country="RU" style:text-underline-style="none" fo:font-weight="normal" officeooo:rsid="001396b3" officeooo:paragraph-rsid="001396b3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line-height="115%" fo:text-align="justify" style:justify-single-word="false"/>
      <style:text-properties style:font-name="Times New Roman" fo:font-size="14pt" fo:language="ru" fo:country="RU" style:text-underline-style="none" fo:font-weight="normal" officeooo:rsid="001396b3" officeooo:paragraph-rsid="001b0028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line-height="115%" fo:text-align="justify" style:justify-single-word="false"/>
      <style:text-properties style:font-name="Times New Roman" fo:font-size="14pt" fo:language="ru" fo:country="RU" style:text-underline-style="none" fo:font-weight="normal" officeooo:rsid="00146586" officeooo:paragraph-rsid="00146586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line-height="115%" fo:text-align="justify" style:justify-single-word="false"/>
      <style:text-properties style:font-name="Times New Roman" fo:font-size="14pt" fo:language="ru" fo:country="RU" style:text-underline-style="none" fo:font-weight="normal" officeooo:rsid="0017a2ca" officeooo:paragraph-rsid="001b0028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Times New Roman" fo:font-size="14pt" fo:language="ru" fo:country="RU" style:text-underline-style="none" fo:font-weight="normal" officeooo:rsid="001b0028" officeooo:paragraph-rsid="001b0028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line-height="115%" fo:text-align="justify" style:justify-single-word="false"/>
      <style:text-properties style:font-name="Times New Roman" fo:font-size="14pt" fo:language="ru" fo:country="RU" style:text-underline-style="none" fo:font-weight="normal" officeooo:rsid="001be953" officeooo:paragraph-rsid="001be953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15%" fo:text-align="justify" style:justify-single-word="false"/>
      <style:text-properties style:font-name="Times New Roman" fo:font-size="14pt" fo:language="ru" fo:country="RU" style:text-underline-style="none" fo:font-weight="normal" officeooo:rsid="001c051d" officeooo:paragraph-rsid="001c051d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line-height="115%" fo:text-align="justify" style:justify-single-word="false"/>
      <style:text-properties style:font-name="Times New Roman" fo:font-size="14pt" fo:language="ru" fo:country="RU" style:text-underline-style="none" fo:font-weight="normal" officeooo:rsid="001c051d" officeooo:paragraph-rsid="001ca885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line-height="115%" fo:text-align="justify" style:justify-single-word="false"/>
      <style:text-properties style:font-name="Times New Roman" fo:font-size="14pt" fo:language="ru" fo:country="RU" style:text-underline-style="none" fo:font-weight="normal" officeooo:rsid="001ca885" officeooo:paragraph-rsid="001ca885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line-height="115%" fo:text-align="justify" style:justify-single-word="false"/>
      <style:text-properties style:font-name="Times New Roman" fo:font-size="14pt" fo:language="ru" fo:country="RU" style:text-underline-style="none" fo:font-weight="normal" officeooo:rsid="001e714b" officeooo:paragraph-rsid="001e714b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line-height="115%" fo:text-align="justify" style:justify-single-word="false"/>
      <style:text-properties style:font-name="Times New Roman" fo:font-size="14pt" fo:language="ru" fo:country="RU" style:text-underline-style="none" fo:font-weight="normal" officeooo:rsid="001e714b" officeooo:paragraph-rsid="001f1436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line-height="115%" fo:text-align="justify" style:justify-single-word="false"/>
      <style:text-properties style:font-name="Times New Roman" fo:font-size="14pt" fo:language="ru" fo:country="RU" style:text-underline-style="none" fo:font-weight="normal" officeooo:rsid="001f1436" officeooo:paragraph-rsid="001f1436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line-height="115%" fo:text-align="center" style:justify-single-word="false" fo:break-before="page"/>
      <style:text-properties style:font-name="Times New Roman" fo:font-size="14pt" fo:language="ru" fo:country="RU" style:text-underline-style="none" fo:font-weight="bold" officeooo:rsid="0021c42f" officeooo:paragraph-rsid="0021c42f" style:font-size-asian="14pt" style:font-weight-asian="bold" style:font-size-complex="14pt" style:font-weight-complex="bold"/>
    </style:style>
    <style:style style:name="P46" style:family="paragraph" style:parent-style-name="Standard">
      <style:paragraph-properties fo:line-height="115%" fo:text-align="start" style:justify-single-word="false"/>
      <style:text-properties style:font-name="Times New Roman" fo:font-size="12pt" fo:language="ru" fo:country="RU" style:text-underline-style="none" fo:font-weight="bold" officeooo:rsid="0021c42f" officeooo:paragraph-rsid="0021c42f" style:font-size-asian="10.5pt" style:font-weight-asian="bold" style:font-size-complex="12pt" style:font-weight-complex="bold"/>
    </style:style>
    <style:style style:name="P47" style:family="paragraph" style:parent-style-name="Text_20_body">
      <style:paragraph-properties fo:margin-left="0cm" fo:line-height="115%" fo:text-align="justify" style:justify-single-word="false" fo:text-indent="0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style:text-underline-style="none" fo:font-weight="normal" officeooo:rsid="0021c42f" officeooo:paragraph-rsid="0021c42f" style:font-size-asian="14pt" style:font-weight-asian="bold" style:font-size-complex="14pt" style:font-weight-complex="bold"/>
    </style:style>
    <style:style style:name="P48" style:family="paragraph" style:parent-style-name="Text_20_body">
      <style:paragraph-properties fo:margin-left="0cm" fo:margin-right="0cm" fo:margin-top="0cm" fo:margin-bottom="0.265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49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fo:color="#000000" loext:opacity="100%" style:font-name="Times New Roman" fo:font-size="14pt" fo:language="ru" fo:country="RU" style:text-underline-style="none" fo:font-weight="bold" officeooo:rsid="0021c42f" officeooo:paragraph-rsid="0021c42f" style:font-size-asian="12.25pt" style:font-weight-asian="bold" style:font-size-complex="14pt" style:font-weight-complex="bold"/>
    </style:style>
    <style:style style:name="P50" style:family="paragraph" style:parent-style-name="Standard">
      <style:paragraph-properties fo:line-height="115%" fo:text-align="center" style:justify-single-word="false" fo:break-before="page"/>
      <style:text-properties style:font-name="Times New Roman" fo:font-size="14pt" fo:language="ru" fo:country="RU" style:text-underline-style="none" fo:font-weight="bold" officeooo:rsid="002a454a" officeooo:paragraph-rsid="002a454a" style:font-size-asian="14pt" style:font-weight-asian="bold" style:font-size-complex="14pt" style:font-weight-complex="bold"/>
    </style:style>
    <style:style style:name="P51" style:family="paragraph" style:parent-style-name="Standard">
      <style:paragraph-properties fo:margin-left="0cm" fo:line-height="115%" fo:text-align="center" style:justify-single-word="false" fo:text-indent="0cm" style:auto-text-indent="false"/>
      <style:text-properties fo:color="#000000" loext:opacity="100%" style:font-name="Times New Roman" fo:font-size="14pt" fo:language="ru" fo:country="RU" style:text-underline-style="none" fo:font-weight="bold" officeooo:rsid="0029f92e" officeooo:paragraph-rsid="0029f92e" style:font-size-asian="12.25pt" style:font-weight-asian="bold" style:font-size-complex="14pt" style:font-weight-complex="bold"/>
    </style:style>
    <style:style style:name="P52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style:text-underline-style="none" fo:font-weight="normal" officeooo:rsid="0029f92e" officeooo:paragraph-rsid="0029f92e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29f92e"/>
    </style:style>
    <style:style style:name="P54" style:family="paragraph" style:parent-style-name="Standard">
      <style:paragraph-properties fo:margin-left="0cm" fo:line-height="115%" fo:text-align="justify" style:justify-single-word="false" fo:text-indent="0cm" style:auto-text-indent="false" fo:break-before="page"/>
      <style:text-properties fo:color="#000000" loext:opacity="100%" style:font-name="Times New Roman" fo:font-size="14pt" fo:language="ru" fo:country="RU" style:text-underline-style="none" fo:font-weight="bold" officeooo:rsid="0021c42f" officeooo:paragraph-rsid="0021c42f" style:font-size-asian="12.25pt" style:font-weight-asian="bold" style:font-size-complex="14pt" style:font-weight-complex="bold"/>
    </style:style>
    <style:style style:name="P55" style:family="paragraph" style:parent-style-name="Standard">
      <style:paragraph-properties fo:margin-left="0cm" fo:line-height="115%" fo:text-align="center" style:justify-single-word="false" fo:text-indent="0cm" style:auto-text-indent="false" fo:break-before="page"/>
      <style:text-properties fo:color="#000000" loext:opacity="100%" style:font-name="Times New Roman" fo:font-size="14pt" fo:language="ru" fo:country="RU" style:text-underline-style="none" fo:font-weight="bold" officeooo:rsid="002786d0" officeooo:paragraph-rsid="002786d0" style:font-size-asian="12.25pt" style:font-weight-asian="bold" style:font-size-complex="14pt" style:font-weight-complex="bold"/>
    </style:style>
    <style:style style:name="P56" style:family="paragraph" style:parent-style-name="Standard">
      <style:paragraph-properties fo:margin-left="0cm" fo:line-height="115%" fo:text-align="center" style:justify-single-word="false" fo:text-indent="0cm" style:auto-text-indent="false"/>
      <style:text-properties fo:color="#000000" loext:opacity="100%" style:font-name="Times New Roman" fo:font-size="14pt" fo:language="ru" fo:country="RU" style:text-underline-style="none" fo:font-weight="bold" officeooo:rsid="002786d0" officeooo:paragraph-rsid="002786d0" style:font-size-asian="12.25pt" style:font-weight-asian="bold" style:font-size-complex="14pt" style:font-weight-complex="bold"/>
    </style:style>
    <style:style style:name="P57" style:family="paragraph" style:parent-style-name="Standard">
      <style:paragraph-properties fo:margin-left="0cm" fo:line-height="115%" fo:text-align="start" style:justify-single-word="false" fo:text-indent="0cm" style:auto-text-indent="false"/>
      <style:text-properties fo:color="#000000" loext:opacity="100%" style:font-name="Times New Roman" fo:font-size="14pt" fo:language="ru" fo:country="RU" style:text-underline-style="none" fo:font-weight="bold" officeooo:rsid="002786d0" officeooo:paragraph-rsid="002786d0" style:font-size-asian="12.25pt" style:font-weight-asian="bold" style:font-size-complex="14pt" style:font-weight-complex="bold"/>
    </style:style>
    <style:style style:name="P58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fo:color="#000000" loext:opacity="100%" style:font-name="Times New Roman" fo:font-size="14pt" fo:language="ru" fo:country="RU" style:text-underline-style="none" fo:font-weight="bold" officeooo:rsid="002786d0" officeooo:paragraph-rsid="002786d0" style:font-size-asian="12.25pt" style:font-weight-asian="bold" style:font-size-complex="14pt" style:font-weight-complex="bold"/>
    </style:style>
    <style:style style:name="T1" style:family="text">
      <style:text-properties officeooo:rsid="000beacc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d5767" style:font-weight-asian="normal" style:font-weight-complex="normal"/>
    </style:style>
    <style:style style:name="T5" style:family="text">
      <style:text-properties officeooo:rsid="000d5767"/>
    </style:style>
    <style:style style:name="T6" style:family="text">
      <style:text-properties style:text-underline-style="solid" style:text-underline-width="auto" style:text-underline-color="font-color" officeooo:rsid="000d5767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0f0778"/>
    </style:style>
    <style:style style:name="T9" style:family="text">
      <style:text-properties officeooo:rsid="001293dd"/>
    </style:style>
    <style:style style:name="T10" style:family="text">
      <style:text-properties officeooo:rsid="0017a2ca"/>
    </style:style>
    <style:style style:name="T11" style:family="text">
      <style:text-properties officeooo:rsid="0010dadc"/>
    </style:style>
    <style:style style:name="T12" style:family="text">
      <style:text-properties officeooo:rsid="001396b3"/>
    </style:style>
    <style:style style:name="T13" style:family="text">
      <style:text-properties officeooo:rsid="0016746c"/>
    </style:style>
    <style:style style:name="T14" style:family="text">
      <style:text-properties fo:color="#ffffff" loext:opacity="100%"/>
    </style:style>
    <style:style style:name="T15" style:family="text">
      <style:text-properties fo:color="#000000" loext:opacity="100%" officeooo:rsid="0029f92e"/>
    </style:style>
    <style:style style:name="T16" style:family="text">
      <style:text-properties officeooo:rsid="0021c42f"/>
    </style:style>
    <style:style style:name="T17" style:family="text">
      <style:text-properties officeooo:rsid="001b0028"/>
    </style:style>
    <style:style style:name="T18" style:family="text">
      <style:text-properties fo:color="#ffffff" loext:opacity="100%" officeooo:rsid="001be953"/>
    </style:style>
    <style:style style:name="T19" style:family="text">
      <style:text-properties officeooo:rsid="001be953"/>
    </style:style>
    <style:style style:name="T20" style:family="text">
      <style:text-properties officeooo:rsid="0029f92e"/>
    </style:style>
    <style:style style:name="T21" style:family="text">
      <style:text-properties fo:color="#ffffff" loext:opacity="100%" fo:language="en" fo:country="US" officeooo:rsid="0021c42f"/>
    </style:style>
    <style:style style:name="T22" style:family="text">
      <style:text-properties fo:language="en" fo:country="US"/>
    </style:style>
    <style:style style:name="T23" style:family="text">
      <style:text-properties fo:color="#ffffff" loext:opacity="100%" fo:language="en" fo:country="US"/>
    </style:style>
    <style:style style:name="T24" style:family="text">
      <style:text-properties fo:color="#ffffff" loext:opacity="100%" officeooo:rsid="001b0028"/>
    </style:style>
    <style:style style:name="T25" style:family="text">
      <style:text-properties fo:color="#ffffff" loext:opacity="100%" officeooo:rsid="001c051d"/>
    </style:style>
    <style:style style:name="T26" style:family="text">
      <style:text-properties fo:color="#ffffff" loext:opacity="100%" officeooo:rsid="001ca885"/>
    </style:style>
    <style:style style:name="T27" style:family="text">
      <style:text-properties officeooo:rsid="001ca885"/>
    </style:style>
    <style:style style:name="T28" style:family="text">
      <style:text-properties fo:color="#ffffff" loext:opacity="100%" officeooo:rsid="001f1436"/>
    </style:style>
    <style:style style:name="T29" style:family="text">
      <style:text-properties officeooo:rsid="001f1436"/>
    </style:style>
    <style:style style:name="T30" style:family="text">
      <style:text-properties officeooo:rsid="0024eb3f"/>
    </style:style>
    <style:style style:name="T31" style:family="text">
      <style:text-properties officeooo:rsid="002a454a"/>
    </style:style>
    <style:style style:name="T32" style:family="text">
      <style:text-properties fo:language="ru" fo:country="RU" style:text-underline-style="none" officeooo:rsid="0029f92e" style:font-size-asian="14pt" style:font-weight-asian="normal" style:font-size-complex="14pt" style:font-weight-complex="normal"/>
    </style:style>
    <style:style style:name="T33" style:family="text">
      <style:text-properties style:font-size-asian="14pt" style:font-size-complex="14pt"/>
    </style:style>
    <style:style style:name="T34" style:family="text">
      <style:text-properties fo:font-variant="normal" fo:text-transform="none" style:font-name="Times New Roman" fo:letter-spacing="normal" fo:font-style="normal" fo:font-weight="normal" style:font-size-asian="14pt"/>
    </style:style>
    <style:style style:name="T35" style:family="text">
      <style:text-properties fo:font-variant="normal" fo:text-transform="none" style:font-name="Times New Roman" fo:letter-spacing="normal" fo:font-style="normal" fo:font-weight="normal" officeooo:rsid="00296ecc" style:font-size-asian="14pt"/>
    </style:style>
    <style:style style:name="T36" style:family="text">
      <style:text-properties fo:font-variant="normal" fo:text-transform="none" style:font-name="Times New Roman" fo:letter-spacing="normal" fo:font-style="normal" fo:font-weight="normal" officeooo:rsid="0029c1aa" style:font-size-asian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осударственное бюджетное профессиональное</text:p>
      <text:p text:style-name="P1">образовательное учреждение</text:p>
      <text:p text:style-name="P1">«Магаданский политехнический техникум»</text:p>
      <text:p text:style-name="P2">(ГБПОУ «Магаданский политехнический техникум»)</text:p>
      <text:p text:style-name="P3"/>
      <text:p text:style-name="P4">Специальность и 09.02.07 «Информационные системы и программирование»</text:p>
      <text:p text:style-name="P5"/>
      <text:p text:style-name="P6">КУРСОВАЯ РАБОТА</text:p>
      <text:p text:style-name="P7">_____________________________________________________</text:p>
      <text:p text:style-name="P8">АИС «Электронный каталог специализированной литературы программиста»</text:p>
      <text:p text:style-name="P9"/>
      <text:p text:style-name="P9">По МДК 02.01 Технология разработки программного обеспечения</text:p>
      <text:p text:style-name="P9"/>
      <text:p text:style-name="P9"/>
      <text:p text:style-name="P9"/>
      <text:p text:style-name="P9"/>
      <text:p text:style-name="P10"><text:tab/> <text:s text:c="5"/>Студент <text:s text:c="5"/>3ИСП-6, <text:s text:c="10"/>___________ <text:s text:c="8"/>Я.Д. Носков</text:p>
      <text:p text:style-name="P11"/>
      <text:p text:style-name="P11"><text:tab/> <text:s text:c="5"/>Руководитель <text:s text:c="6"/><text:tab/> <text:s text:c="10"/>___________ <text:s/><text:tab/> <text:s text:c="2"/>Д.Ю. Качка</text:p>
      <text:p text:style-name="P11"/>
      <text:p text:style-name="P11"/>
      <text:p text:style-name="P11"/>
      <text:p text:style-name="P11"><text:s text:c="5"/>Защищена на _____________________________ «___»___________24г.</text:p>
      <text:p text:style-name="P11"/>
      <text:p text:style-name="P12">Магадан 2024</text:p>
      <text:p text:style-name="P13">Государственное бюджетное профессиональное</text:p>
      <text:p text:style-name="P14">образовательное учреждение</text:p>
      <text:p text:style-name="P14">«Магаданский политехнический техникум»</text:p>
      <text:p text:style-name="P15">(ГБПОУ «Магаданский политехнический техникум»)</text:p>
      <text:p text:style-name="P16"/>
      <text:p text:style-name="P16">ЗАДАНИЕ </text:p>
      <text:p text:style-name="P16">НА КУРСОВУЮ РАБОТУ</text:p>
      <text:p text:style-name="P16"><text:tab/></text:p>
      <text:p text:style-name="P17"><text:span text:style-name="T1">МДК <text:s text:c="61"/></text:span>МДК 02.01 Технология разработки программного</text:p>
      <text:p text:style-name="P18"><text:span text:style-name="T2"><text:s text:c="70"/></text:span><text:span text:style-name="T3"><text:s/></text:span><text:span text:style-name="T4">о</text:span><text:span text:style-name="T3">беспечения <text:s text:c="62"/></text:span><text:s/></text:p>
      <text:p text:style-name="P18"/>
      <text:p text:style-name="P19">Специальность СПО<text:tab/><text:tab/><text:tab/><text:span text:style-name="T5">09.02.07 «Информационные системы</text:span></text:p>
      <text:p text:style-name="P19"><text:s text:c="70"/><text:span text:style-name="T6"><text:s/>программирование <text:s text:c="51"/></text:span></text:p>
      <text:p text:style-name="P19"><text:span text:style-name="T6"/></text:p>
      <text:p text:style-name="P20">Студент(ка): <text:s text:c="48"/><text:span text:style-name="T7"><text:s/>3 курса 3ИСП6 группы <text:s text:c="44"/></text:span></text:p>
      <text:p text:style-name="P20"><text:span text:style-name="T7"/></text:p>
      <text:p text:style-name="P21"><text:s text:c="54"/>Носков Ярослав Дмитриевич <text:s text:c="51"/></text:p>
      <text:p text:style-name="P20"><text:span text:style-name="T7"/></text:p>
      <text:p text:style-name="P22">Тема курсовой работы: <text:s text:c="31"/>Разработка АИС «Электронный каталог</text:p>
      <text:p text:style-name="P22"><text:s text:c="70"/><text:span text:style-name="T7"><text:s/>специализированной литературы программиста»</text:span></text:p>
      <text:p text:style-name="P22"/>
      <text:p text:style-name="P22"/>
      <text:p text:style-name="P22"/>
      <text:p text:style-name="P23">План и сроки выполнения курсовой работы</text:p>
      <text:p text:style-name="P23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4">План выполнения курсовой работы</text:p>
          </table:table-cell>
          <table:table-cell table:style-name="Таблица1.B1" office:value-type="string">
            <text:p text:style-name="P24">Сроки выполнения</text:p>
          </table:table-cell>
        </table:table-row>
        <table:table-row>
          <table:table-cell table:style-name="Таблица1.A2" office:value-type="string">
            <text:p text:style-name="P25"><text:s/>Выбор темы курсовой работы</text:p>
          </table:table-cell>
          <table:table-cell table:style-name="Таблица1.B2" office:value-type="string">
            <text:p text:style-name="P26"><text:s/>17.09.2024 — 01.10.2024</text:p>
          </table:table-cell>
        </table:table-row>
        <table:table-row>
          <table:table-cell table:style-name="Таблица1.A2" office:value-type="string">
            <text:p text:style-name="P27"><text:s/><text:span text:style-name="T8">Подготовительный этап</text:span></text:p>
          </table:table-cell>
          <table:table-cell table:style-name="Таблица1.B2" office:value-type="string">
            <text:p text:style-name="P26"><text:s/>02.10.2024 — 12.10.2024</text:p>
          </table:table-cell>
        </table:table-row>
        <table:table-row>
          <table:table-cell table:style-name="Таблица1.A2" office:value-type="string">
            <text:p text:style-name="P27"><text:s/><text:span text:style-name="T8">Написание курсовой работы</text:span></text:p>
          </table:table-cell>
          <table:table-cell table:style-name="Таблица1.B2" office:value-type="string">
            <text:p text:style-name="P27"><text:s/><text:span text:style-name="T9">13.10.2024 — </text:span><text:span text:style-name="T10">07</text:span><text:span text:style-name="T9">.11.2024</text:span></text:p>
          </table:table-cell>
        </table:table-row>
        <table:table-row>
          <table:table-cell table:style-name="Таблица1.A2" office:value-type="string">
            <text:p text:style-name="P28"><text:s/><text:span text:style-name="T8">Оформление и корректировка курсовой работы в</text:span></text:p>
            <text:p text:style-name="P25"><text:s/>соответствии с замечаниями руководителя</text:p>
          </table:table-cell>
          <table:table-cell table:style-name="Таблица1.B2" office:value-type="string">
            <text:p text:style-name="P27"><text:s/><text:span text:style-name="T10">08</text:span><text:span text:style-name="T9">.11.2024 — 20.11.2024</text:span></text:p>
          </table:table-cell>
        </table:table-row>
        <table:table-row table:style-name="Таблица1.6">
          <table:table-cell table:style-name="Таблица1.A2" office:value-type="string">
            <text:p text:style-name="P27"><text:s/><text:span text:style-name="T8">Защита курсовой работы</text:span></text:p>
          </table:table-cell>
          <table:table-cell table:style-name="Таблица1.B2" office:value-type="string">
            <text:p text:style-name="P26"><text:s/>21.11.2024</text:p>
          </table:table-cell>
        </table:table-row>
      </table:table>
      <text:p text:style-name="P22"/>
      <text:p text:style-name="P22"/>
      <text:p text:style-name="P29">Задание выдано.</text:p>
      <text:p text:style-name="P29">Руководитель курсовой работы</text:p>
      <text:p text:style-name="P30">Д.Ю.Качка <text:s text:c="26"/></text:p>
      <text:p text:style-name="P30"><text:s text:c="6"/>«<text:span text:style-name="T11">21</text:span>» <text:span text:style-name="T11">сентября 2024 г.</text:span> <text:s text:c="12"/></text:p>
      <text:p text:style-name="P31">Задание получено.</text:p>
      <text:p text:style-name="P31">Студент <text:s text:c="95"/>Я.Д.Носков <text:s text:c="21"/></text:p>
      <text:p text:style-name="P30">«<text:span text:style-name="T11">21</text:span>» <text:span text:style-name="T11">сентября 2024 г. <text:s text:c="2"/></text:span><text:s text:c="10"/></text:p>
      <text:p text:style-name="P30"/>
      <text:p text:style-name="P30"/>
      <text:p text:style-name="P30"/>
      <text:p text:style-name="P32"><text:soft-page-break/>ВВЕДЕНИЕ<text:tab/><text:tab/><text:tab/> <text:s text:c="66"/><text:span text:style-name="T12">4</text:span></text:p>
      <text:p text:style-name="P33">1 Т<text:span text:style-name="T13">ЕОРЕТИЧЕСКАЯ ЧАСТЬ.</text:span> <text:s text:c="65"/></text:p>
      <text:p text:style-name="P33">1.1 <text:span text:style-name="T13">Исследование предметной области</text:span> <text:s text:c="3"/><text:span text:style-name="T14">ецеецуццццццццццццццццц</text:span><text:span text:style-name="T15">5</text:span></text:p>
      <text:p text:style-name="P34">1.2 <text:span text:style-name="T13">Моделирование предметной области с использованием диагра</text:span><text:span text:style-name="T16">м</text:span><text:span text:style-name="T13">м</text:span></text:p>
      <text:p text:style-name="P34"><text:span text:style-name="T13">UML и SADT - технологий</text:span> <text:s text:c="9"/><text:tab/><text:tab/><text:tab/><text:tab/> <text:s text:c="2"/><text:tab/> <text:s/><text:span text:style-name="T17"><text:s/></text:span><text:span text:style-name="T18">дддддд</text:span><text:span text:style-name="T19"> </text:span><text:span text:style-name="T20">6</text:span></text:p>
      <text:p text:style-name="P33">1.3 <text:span text:style-name="T10">Анализ программного обеспечения</text:span> <text:span text:style-name="T10">аналогичного назначения <text:s/></text:span><text:span text:style-name="T21">s</text:span><text:span text:style-name="T18">ээ</text:span><text:span text:style-name="T15">8</text:span></text:p>
      <text:p text:style-name="P35">1.4 С<text:span text:style-name="T10">оставление технического задания</text:span><text:span text:style-name="T22"> <text:s text:c="38"/></text:span><text:span text:style-name="T21">I</text:span><text:span text:style-name="T23"> <text:s/></text:span><text:span text:style-name="T14">в</text:span><text:span text:style-name="T18">эщщ</text:span><text:span text:style-name="T15">9</text:span></text:p>
      <text:p text:style-name="P36">1.5 Обоснование выбора <text:span text:style-name="T17">языков программирования и</text:span></text:p>
      <text:p text:style-name="P36"><text:span text:style-name="T17">информационных технологий <text:s text:c="49"/></text:span><text:span text:style-name="T24"><text:s text:c="2"/>дддддд </text:span><text:span text:style-name="T18">э</text:span><text:span text:style-name="T17">10</text:span></text:p>
      <text:p text:style-name="P37">1.6 Обоснование выбора вспомогательных инструментальных</text:p>
      <text:p text:style-name="P37">средств <text:s text:c="104"/><text:span text:style-name="T19">11</text:span></text:p>
      <text:p text:style-name="P38">2 ПРАКТИЧЕСКАЯ ЧАСТЬ <text:s text:c="44"/><text:span text:style-name="T25">тдд</text:span> <text:s text:c="18"/></text:p>
      <text:p text:style-name="P39">2.1 Моделирование структуры данных<text:span text:style-name="T19"> <text:s text:c="26"/></text:span><text:span text:style-name="T14">тд@.</text:span><text:span text:style-name="T19"> <text:s text:c="16"/></text:span>12</text:p>
      <text:p text:style-name="P39">2.2 Описание входных/выходных данных <text:s text:c="41"/><text:span text:style-name="T14">s</text:span> <text:s text:c="3"/>13</text:p>
      <text:p text:style-name="P40">2.3 Создание первичных структур данных в выбранной среде</text:p>
      <text:p text:style-name="P40">разработки<text:tab/><text:tab/><text:tab/><text:tab/><text:tab/><text:tab/><text:tab/><text:tab/><text:tab/><text:tab/> <text:s/><text:span text:style-name="T26">„s[</text:span><text:span text:style-name="T27">14</text:span></text:p>
      <text:p text:style-name="P41">2.4 Реализация функциональной и интерфейсной частей</text:p>
      <text:p text:style-name="P41">приложения<text:tab/><text:tab/><text:tab/><text:tab/><text:tab/><text:tab/><text:tab/><text:tab/> <text:s text:c="2"/><text:span text:style-name="T14">sl.</text:span> <text:s text:c="9"/>15</text:p>
      <text:p text:style-name="P41">2.5 Создание пакета инсталляций и справочной системы <text:s text:c="6"/><text:span text:style-name="T14">ps</text:span> <text:s text:c="10"/>16</text:p>
      <text:p text:style-name="P42">ЗАКЛЮЧЕНИЕ <text:s text:c="84"/><text:span text:style-name="T14">ds</text:span> <text:s/></text:p>
      <text:p text:style-name="P43">Список используемой литературы <text:s text:c="40"/><text:span text:style-name="T14">.</text:span><text:span text:style-name="T28">s</text:span> <text:s text:c="10"/><text:span text:style-name="T14">ds</text:span> <text:s/><text:span text:style-name="T29">17</text:span></text:p>
      <text:p text:style-name="P44">Приложения: руководство пользователя, диск с программой.</text:p>
      <text:p text:style-name="P44"/>
      <text:p text:style-name="P45">ВВЕДЕНИЕ</text:p>
      <text:p text:style-name="P46"/>
      <text:p text:style-name="P47">В современном мире информационные технологии стремительно развиваются, что требует от специалистов в области программирования постоянного обновления своих знаний и навыков. Одним из ключевых аспектов успешной профессиональной деятельности программиста является доступ к актуальной и специализированной литературе. В связи с этим, создание автоматизированной информационной системы (АИС) "Электронный каталог специализированной литературы программиста" становится весьма актуальным.</text:p>
      <text:p text:style-name="P48">Данная система представляет собой удобный каталог, основанный на базе данных, который позволяет пользователям легко находить, просматривать и получать подробную информацию о книгах и других источниках информации, необходимых для повышения квалификации в сфере программирования. Пользователи смогут осуществлять поиск по различным критериям, таким как автор, название, <text:span text:style-name="T30">издание</text:span>, <text:span text:style-name="T30">описание</text:span>, что значительно упростит процесс поиска нужной литературы.</text:p>
      <text:p text:style-name="P48">Область применения данной программы охватывает как студентов и преподавателей учебных заведений, так и практикующих программистов, стремящихся расширить свои знания. АИС "Электронный каталог специализированной литературы программиста" будет способствовать более эффективному использованию ресурсов, а также поможет пользователям оставаться в курсе современных тенденций и новинок в области программирования.</text:p>
      <text:p text:style-name="P49"/>
      <text:p text:style-name="P49"/>
      <text:p text:style-name="P50">ТЕОРЕТИЧЕСКАЯ ЧАСТЬ</text:p>
      <text:p text:style-name="P51"><text:span text:style-name="T31">1.1 </text:span>ИССЛЕДОВАНИЕ ПРЕДМЕТНОЙ ОБЛАСТИ</text:p>
      <text:p text:style-name="P52"/>
      <text:p text:style-name="P53"><text:span text:style-name="T32">АИС представляет из себя </text:span><text:span text:style-name="T33">комплекс программно-аппаратных средств, который используется для сбора, обработки, хранения и передачи информации в организации. </text:span><text:span text:style-name="T32">Используется для хранения, обеспечения эффективного поиска и передачи информации по соответствующим запросам для наиболее полного удовлетворения информационных запросов большого числа пользователей.</text:span></text:p>
      <text:p text:style-name="P54"/>
      <text:p text:style-name="P54"/>
      <text:p text:style-name="P55">АНАЛИЗ ПРОГРАМНОГО ОБЕСПЕЧЕНИЯ</text:p>
      <text:p text:style-name="P56">АНАЛОГИЧНОГО НАЗНАЧЕНИЯ</text:p>
      <text:p text:style-name="P57"><text:span text:style-name="T3"/></text:p>
      <text:p text:style-name="P58"><text:span text:style-name="T34">Существует ряд программных решений, которые выполняют функции каталогов литературы, однако большинство из них имеют определенные ограничения. </text:span></text:p>
      <text:p text:style-name="P58"><text:span text:style-name="T34"/></text:p>
      <text:p text:style-name="P58"><text:span text:style-name="T34">1. </text:span><text:span text:style-name="Strong_20_Emphasis"><text:span text:style-name="T34">Google Books</text:span></text:span><text:span text:style-name="T34">: Хотя данный сервис предлагает обширную базу данных книг, он не ориентирован исключительно на программистов, и поиск может быть затруднен из-за большого объема информации. Кроме того, отсутствует возможность фильтрации по специализированным критериям.</text:span></text:p>
      <text:p text:style-name="P58"><text:span text:style-name="T34"/></text:p>
      <text:p text:style-name="P58"><text:span text:style-name="T34">2. </text:span><text:span text:style-name="Strong_20_Emphasis"><text:span text:style-name="T34">LibraryThing</text:span></text:span><text:span text:style-name="T34">: Этот инструмент позволяет пользователям каталогизировать свои книги и находить новую литературу, но не предоставляет углубленной информации о специальной литературе для программистов.</text:span></text:p>
      <text:p text:style-name="P56"><text:span text:style-name="T34"/></text:p>
      <text:p text:style-name="P58"><text:span text:style-name="T34">3. </text:span><text:span text:style-name="Strong_20_Emphasis"><text:span text:style-name="T35">Литрес и Читайгород</text:span></text:span><text:span text:style-name="T34">: </text:span><text:span text:style-name="T35">Интернет-магазины книг</text:span><text:span text:style-name="T34"> </text:span><text:span text:style-name="T35">с большой базой данных и системой отзывов. О</text:span><text:span text:style-name="T34">риентирован</text:span><text:span text:style-name="T35">ы</text:span><text:span text:style-name="T34"> на </text:span><text:span text:style-name="T35">современные бестселлер</text:span><text:span text:style-name="T36">ы разных тем, но</text:span><text:span text:style-name="T34"> отсутствует </text:span><text:span text:style-name="T36">что-либо в open-source</text:span><text:span text:style-name="T34">.</text:span></text:p>
      <text:p text:style-name="P58"><text:span text:style-name="T34"/></text:p>
      <text:p text:style-name="P58"><text:span text:style-name="T34">4. </text:span><text:span text:style-name="Strong_20_Emphasis"><text:span text:style-name="T34">Традиционные библиотеки</text:span></text:span><text:span text:style-name="T34">: Многие учебные заведения имеют свои электронные каталоги, однако они часто имеют ограниченный доступ и не всегда обновляются.</text:span></text:p>
      <text:p text:style-name="P58"><text:span text:style-name="T34"/></text:p>
      <text:p text:style-name="P58"><text:span text:style-name="T34">Таким образом, существует </text:span><text:span text:style-name="T36">потребн</text:span><text:span text:style-name="T34">ость в специализированной </text:span><text:span text:style-name="T36">и открытой </text:span><text:span text:style-name="T34">системе, которая обеспечит программистов удобным доступом к актуальной литературе, что и реализует </text:span><text:span text:style-name="T36">моя</text:span><text:span text:style-name="T34"> АИС "Электронный каталог специализированной литературы программиста". </text:span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, apple-system, 'apple color emoji', BlinkMacSystemFont, 'Segoe UI', Roboto, Oxygen-Sans, Ubuntu, Cantarell, 'Helvetica Neue', sans-serif"/>
    <style:font-face style:name="Times New Roman" svg:font-family="'Times New Roman'" style:font-family-generic="roman" style:font-pitch="variable"/>
    <style:font-face style:name="YS Text" svg:font-family="'YS Text', apple-system, BlinkMacSystemFont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019cm" style:register-true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ru" fo:country="RU"/>
    </style:style>
    <style:style style:name="MP2" style:family="paragraph" style:parent-style-name="Footer">
      <style:paragraph-properties fo:text-align="center" style:justify-single-word="false"/>
      <style:text-properties style:font-name="Times New Roman" fo:font-size="12pt" fo:language="ru" fo:country="RU" officeooo:rsid="001b073c" officeooo:paragraph-rsid="001b0028" style:font-size-asian="10.5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09:22:54.122957035</meta:creation-date>
    <dc:date>2024-11-20T18:48:13.795209749</dc:date>
    <meta:editing-duration>PT22H28M9S</meta:editing-duration>
    <meta:editing-cycles>11</meta:editing-cycles>
    <meta:generator>LibreOffice/24.8.3.2$Linux_X86_64 LibreOffice_project/48a6bac9e7e268aeb4c3483fcf825c94556d9f92</meta:generator>
    <meta:document-statistic meta:table-count="1" meta:image-count="0" meta:object-count="0" meta:page-count="8" meta:paragraph-count="87" meta:word-count="616" meta:character-count="6923" meta:non-whitespace-character-count="4824"/>
  </office:meta>
</office:document-meta>
</file>